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ositiv_24__24__7b_ROWCONTEXTS_3d_Requests_7d_" style:display-name="positiv$${ROWCONTEXTS=Requests}" style:family="table">
      <style:table-properties style:width="17cm" table:align="margins" fo:background-color="transparent">
        <style:background-image/>
      </style:table-properties>
    </style:style>
    <style:style style:name="positiv_24__24__7b_ROWCONTEXTS_3d_Requests_7d_.A" style:display-name="positiv$${ROWCONTEXTS=Requests}.A" style:family="table-column">
      <style:table-column-properties style:column-width="17cm" style:rel-column-width="65535*"/>
    </style:style>
    <style:style style:name="positiv_24__24__7b_ROWCONTEXTS_3d_Requests_7d_.1" style:display-name="positiv$${ROWCONTEXTS=Requests}.1" style:family="table-row">
      <style:table-row-properties fo:background-color="transparent">
        <style:background-image/>
      </style:table-row-properties>
    </style:style>
    <style:style style:name="positiv_24__24__7b_ROWCONTEXTS_3d_Requests_7d_.A1" style:display-name="positiv$${ROWCONTEXTS=Requests}.A1" style:family="table-cell">
      <style:table-cell-properties fo:background-color="transparent" style:writing-mode="page">
        <style:background-image/>
      </style:table-cell-properties>
    </style:style>
    <style:style style:name="positiv_24__24__7b_ROWCONTEXTS_3d_Requests_7d_.2" style:display-name="positiv$${ROWCONTEXTS=Requests}.2" style:family="table-row">
      <style:table-row-properties style:min-row-height="0.362cm"/>
    </style:style>
    <style:style style:name="positiv_24__24__7b_ROWCONTEXTS_3d_Requests_7d_.A2" style:display-name="positiv$${ROWCONTEXTS=Requests}.A2" style:family="table-cell">
      <style:table-cell-properties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5cm" style:rel-column-width="32767*"/>
    </style:style>
    <style:style style:name="TabelleRequestsInnerePositiv.B" style:family="table-column">
      <style:table-column-properties style:column-width="8.5cm" style:rel-column-width="32768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5cm" style:rel-column-width="32767*"/>
    </style:style>
    <style:style style:name="TabelleRequestsInnerePositiv.B" style:family="table-column">
      <style:table-column-properties style:column-width="8.5cm" style:rel-column-width="32768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rlito" fo:font-size="10pt" fo:font-weight="normal" officeooo:rsid="0178d1f4" officeooo:paragraph-rsid="0211a29c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cm" fo:margin-top="0cm" fo:margin-bottom="0cm" style:contextual-spacing="false" fo:text-align="start" style:justify-single-word="false" fo:text-indent="0cm" style:auto-text-indent="false"/>
      <style:text-properties style:font-name="Carlito" fo:font-size="10pt" fo:font-weight="normal" officeooo:rsid="01930436" officeooo:paragraph-rsid="01930436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left="0cm" fo:margin-top="0cm" fo:margin-bottom="0cm" style:contextual-spacing="false" fo:text-align="start" style:justify-single-word="false" fo:text-indent="0cm" style:auto-text-indent="false"/>
      <style:text-properties style:font-name="Carlito" fo:font-size="10pt" fo:font-weight="normal" officeooo:rsid="01980a09" officeooo:paragraph-rsid="01980a09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d02b66" style:font-name-asian="Arial Unicode M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d63fdc" style:font-name-asian="Arial Unicode MS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f32772" style:font-name-asian="Arial Unicode MS" style:font-size-asian="10pt" style:font-size-complex="10pt"/>
    </style:style>
    <style:style style:name="P9" style:family="paragraph" style:parent-style-name="Table_20_Contents">
      <style:text-properties style:font-name="Carlito" fo:font-size="10pt" officeooo:rsid="01d02b66" officeooo:paragraph-rsid="01d1d9e9" style:font-name-asian="Arial Unicode MS" style:font-size-asian="10pt" style:font-size-complex="10pt"/>
    </style:style>
    <style:style style:name="P10" style:family="paragraph" style:parent-style-name="Table_20_Contents">
      <style:text-properties style:font-name="Carlito" fo:font-size="10pt" officeooo:rsid="01d02b66" officeooo:paragraph-rsid="02091e17" style:font-name-asian="Arial Unicode MS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f32772" style:font-name-asian="Arial Unicode MS" style:font-size-asian="10pt" style:font-size-complex="10pt"/>
    </style:style>
    <style:style style:name="P12" style:family="paragraph" style:parent-style-name="Table_20_Contents">
      <style:text-properties style:font-name="Carlito" fo:font-size="10pt" officeooo:rsid="02064f28" officeooo:paragraph-rsid="02091e17" style:font-name-asian="Arial Unicode MS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8567c4" officeooo:paragraph-rsid="018567c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4" style:family="paragraph" style:parent-style-name="Standard" style:master-page-name="">
      <style:paragraph-properties fo:margin-top="0cm" fo:margin-bottom="0cm" style:contextual-spacing="false" fo:text-align="start" style:justify-single-word="false" style:page-number="auto"/>
      <style:text-properties style:font-name="Carlito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d02b66" officeooo:paragraph-rsid="01d02b66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21cf2c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8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21cf2c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21cf2c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0" style:family="paragraph" style:parent-style-name="Standard">
      <style:text-properties style:font-name="Carlito" fo:font-size="10pt" officeooo:rsid="014053bd" officeooo:paragraph-rsid="021cf2cb" style:font-size-asian="10pt" style:font-size-complex="10pt"/>
    </style:style>
    <style:style style:name="P21" style:family="paragraph" style:parent-style-name="Table_20_Contents">
      <style:text-properties style:font-name="Carlito" officeooo:rsid="0170a4c7" officeooo:paragraph-rsid="0170a4c7"/>
    </style:style>
    <style:style style:name="P22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23" style:family="paragraph" style:parent-style-name="Table_20_Contents">
      <style:text-properties style:font-name="Carlito" fo:font-size="6pt" style:font-size-asian="6pt" style:font-size-complex="6pt"/>
    </style:style>
    <style:style style:name="P24" style:family="paragraph" style:parent-style-name="Table_20_Contents">
      <style:text-properties style:font-name="Carlito" fo:font-size="6pt" style:font-size-asian="5.25pt" style:font-size-complex="6pt" text:display="none"/>
    </style:style>
    <style:style style:name="P25" style:family="paragraph" style:parent-style-name="Table_20_Contents">
      <style:text-properties style:font-name="Carlito" fo:font-size="6pt" style:font-name-asian="Arial Unicode MS" style:font-size-asian="6pt" style:font-size-complex="6pt"/>
    </style:style>
    <style:style style:name="P26" style:family="paragraph" style:parent-style-name="Table_20_Contents">
      <style:text-properties style:font-name="Carlito" style:font-name-asian="Arial Unicode MS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language="de" fo:country="DE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8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21cf2c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9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fo:font-size="6pt" officeooo:paragraph-rsid="020e0434" style:font-size-asian="5.25pt" style:font-size-complex="6pt"/>
    </style:style>
    <style:style style:name="P30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1" style:family="paragraph" style:parent-style-name="Heading_20_1">
      <style:text-properties style:font-name="Carlito" fo:font-size="10pt" fo:language="de" fo:country="DE" officeooo:rsid="016a12a6" officeooo:paragraph-rsid="017543ee" style:font-size-asian="10pt" style:font-size-complex="10pt"/>
    </style:style>
    <style:style style:name="P32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language="de" fo:country="DE" fo:font-weight="normal" officeooo:rsid="0196af8f" officeooo:paragraph-rsid="020d9d50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3" style:family="paragraph" style:parent-style-name="Heading_20_1">
      <style:paragraph-properties fo:margin-left="0cm" fo:text-indent="0cm" style:auto-text-indent="false">
        <style:tab-stops>
          <style:tab-stop style:position="0.102cm"/>
        </style:tab-stops>
      </style:paragraph-properties>
      <style:text-properties style:font-name="Carlito" fo:font-size="14pt" officeooo:rsid="017543ee" officeooo:paragraph-rsid="020d9d50" style:font-size-asian="14pt" style:font-size-complex="14pt"/>
    </style:style>
    <style:style style:name="P34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35" style:family="paragraph" style:parent-style-name="Heading_20_3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fo:font-size="10pt" fo:font-weight="normal" officeooo:rsid="01930436" officeooo:paragraph-rsid="020e0434" style:font-size-asian="10pt" style:font-weight-asian="normal" style:font-size-complex="10pt" style:font-weight-complex="normal"/>
    </style:style>
    <style:style style:name="P36" style:family="paragraph" style:parent-style-name="Heading_20_9">
      <style:paragraph-properties fo:margin-top="0cm" fo:margin-bottom="0cm" style:contextual-spacing="false"/>
      <style:text-properties style:font-name="Carlito" fo:font-size="10pt" fo:font-weight="normal" officeooo:paragraph-rsid="018fe44c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officeooo:rsid="01980a09"/>
    </style:style>
    <style:style style:name="T10" style:family="text">
      <style:text-properties officeooo:rsid="0198f74a"/>
    </style:style>
    <style:style style:name="T11" style:family="text">
      <style:text-properties officeooo:rsid="01d1d9e9"/>
    </style:style>
    <style:style style:name="T12" style:family="text">
      <style:text-properties officeooo:rsid="01f32772"/>
    </style:style>
    <style:style style:name="T13" style:family="text">
      <style:text-properties officeooo:rsid="0201b826"/>
    </style:style>
    <style:style style:name="T14" style:family="text">
      <style:text-properties officeooo:rsid="02064f28"/>
    </style:style>
    <style:style style:name="T15" style:family="text">
      <style:text-properties officeooo:rsid="020a94af"/>
    </style:style>
    <style:style style:name="T16" style:family="text">
      <style:text-properties officeooo:rsid="020d9d50"/>
    </style:style>
    <style:style style:name="T17" style:family="text">
      <style:text-properties fo:color="#3465a4" loext:opacity="100%" fo:language="de" fo:country="DE"/>
    </style:style>
    <style:style style:name="T18" style:family="text">
      <style:text-properties fo:color="#3465a4" loext:opacity="100%" fo:language="de" fo:country="DE" officeooo:rsid="015851ab"/>
    </style:style>
    <style:style style:name="T19" style:family="text">
      <style:text-properties fo:color="#3465a4" loext:opacity="100%" fo:language="de" fo:country="DE" officeooo:rsid="019271de"/>
    </style:style>
    <style:style style:name="T20" style:family="text">
      <style:text-properties fo:color="#3465a4" loext:opacity="100%" fo:language="de" fo:country="DE" officeooo:rsid="020d9d50"/>
    </style:style>
    <style:style style:name="T21" style:family="text">
      <style:text-properties officeooo:rsid="01abff55"/>
    </style:style>
    <style:style style:name="T22" style:family="text">
      <style:text-properties officeooo:rsid="01a95ae4"/>
    </style:style>
    <style:style style:name="T23" style:family="text">
      <style:text-properties style:font-name="Carlito" fo:font-weight="normal" officeooo:rsid="01980a09" style:font-weight-asian="normal" style:font-weight-complex="normal"/>
    </style:style>
    <style:style style:name="T24" style:family="text">
      <style:text-properties style:font-name="Carlito" fo:font-weight="normal" officeooo:rsid="020d9d50" style:font-weight-asian="normal" style:font-weight-complex="normal"/>
    </style:style>
    <style:style style:name="T25" style:family="text">
      <style:text-properties fo:language="de" fo:country="DE" officeooo:rsid="0196af8f" style:font-name-asian="Arial Unicode MS" style:language-asian="de" style:country-asian="DE" style:font-name-complex="Mangal1" style:language-complex="ar" style:country-complex="SA"/>
    </style:style>
    <style:style style:name="T26" style:family="text">
      <style:text-properties fo:language="de" fo:country="DE" officeooo:rsid="0211a29c" style:font-name-asian="Arial Unicode MS" style:language-asian="de" style:country-asian="DE" style:font-name-complex="Mangal1" style:language-complex="ar" style:country-complex="SA"/>
    </style:style>
    <style:style style:name="T27" style:family="text">
      <style:text-properties fo:language="de" fo:country="DE" officeooo:rsid="018567c4" style:font-name-asian="Arial Unicode MS" style:language-asian="de" style:country-asian="DE" style:font-name-complex="Mangal1" style:language-complex="ar" style:country-complex="SA"/>
    </style:style>
    <style:style style:name="T28" style:family="text">
      <style:text-properties fo:language="de" fo:country="DE" officeooo:rsid="020d9d50" style:font-name-asian="Arial Unicode MS" style:language-asian="de" style:country-asian="DE" style:font-name-complex="Mangal1" style:language-complex="ar" style:country-complex="SA"/>
    </style:style>
    <style:style style:name="T29" style:family="text">
      <style:text-properties fo:color="#c9211e" loext:opacity="100%" fo:language="de" fo:country="DE" officeooo:rsid="0196af8f" style:font-name-asian="Arial Unicode MS" style:language-asian="de" style:country-asian="DE" style:font-name-complex="Mangal1" style:language-complex="ar" style:country-complex="SA"/>
    </style:style>
    <style:style style:name="T30" style:family="text">
      <style:text-properties fo:color="#c9211e" loext:opacity="100%" fo:language="de" fo:country="DE" officeooo:rsid="0211a29c" style:font-name-asian="Arial Unicode MS" style:language-asian="de" style:country-asian="DE" style:font-name-complex="Mangal1" style:language-complex="ar" style:country-complex="SA"/>
    </style:style>
    <style:style style:name="T31" style:family="text">
      <style:text-properties officeooo:rsid="01b94a74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$-&gt;tubaf/stu/common/topWithAddress<text:span text:style-name="T8">AndContact</text:span>.odt</text:p>
      <text:h text:style-name="P31" text:outline-level="1"/>
      <table:table table:name="positiv$${ROWCONTEXTS=Requests}" table:style-name="positiv_24__24__7b_ROWCONTEXTS_3d_Requests_7d_">
        <table:table-column table:style-name="positiv_24__24__7b_ROWCONTEXTS_3d_Requests_7d_.A"/>
        <table:table-row table:style-name="positiv_24__24__7b_ROWCONTEXTS_3d_Requests_7d_.1">
          <table:table-cell table:style-name="positiv_24__24__7b_ROWCONTEXTS_3d_Requests_7d_.A1" office:value-type="string">
            <text:p text:style-name="P21"><office:annotation loext:resolved="false"><dc:creator>Unbekannter Autor</dc:creator><dc:date>2024-07-01T08:48:22.637000000</dc:date><text:p text:style-name="P37"><text:span text:style-name="T32">$if('$${ReasonableReqType.Description}' != 'Übergang Bachelor-Master' | '$${ApprovalStatusValue.HiskeyId}' != '4001' , skip)</text:span></text:p></office:annotation></text:p>
            <table:table table:name="TabelleRequestsInnerePositiv" table:style-name="TabelleRequestsInnerePositiv">
              <table:table-column table:style-name="TabelleRequestsInnerePositiv.A"/>
              <table:table-column table:style-name="TabelleRequestsInnerePositiv.B"/>
              <table:table-row>
                <table:table-cell table:style-name="TabelleRequestsInnerePositiv.A1" table:number-columns-spanned="2" office:value-type="string">
                  <text:h text:style-name="P33" text:outline-level="1"><text:span text:style-name="T18">B</text:span><text:span text:style-name="T17">escheid über </text:span><text:span text:style-name="T19">die </text:span><text:span text:style-name="T20">Einschreibung in den Master</text:span></text:h>
                  <text:h text:style-name="P32" text:outline-level="1">Ihr Antrag vom $$Receiptdate</text:h>
                </table:table-cell>
                <table:covered-table-cell/>
              </table:table-row>
              <table:table-row>
                <table:table-cell table:style-name="TabelleRequestsInnerePositiv.A1" table:number-columns-spanned="2" office:value-type="string">
                  <text:p text:style-name="P27"><text:span text:style-name="T4"/></text:p>
                  <text:p text:style-name="P27">$-&gt;tubaf/stu/common/salutationForLetter.odt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4" text:outline-level="3"/>
                </table:table-cell>
                <table:table-cell table:style-name="TabelleRequestsInnerePositiv.B3" office:value-type="string">
                  <text:p text:style-name="P22"/>
                </table:table-cell>
              </table:table-row>
              <table:table-row>
                <table:table-cell table:style-name="TabelleRequestsInnerePositiv.A1" table:number-columns-spanned="2" office:value-type="string">
                  <text:h text:style-name="P35" text:outline-level="3"><text:span text:style-name="T16">Sie haben die erforderlichen</text:span> Zugangsvoraussetzungen für <text:span text:style-name="T16">die Mastere</text:span>inschreibung erfüllt. Daher teile ich Ihnen mit, dass Sie an der TU Bergakademie F<text:span text:style-name="T16">r</text:span>eiberg für den <text:span text:style-name="T16">Masters</text:span><text:span text:style-name="T9">tudiengang</text:span></text:h>
                  <text:p text:style-name="P29"><text:span text:style-name="T23"/></text:p>
                  <text:p text:style-name="P3"><text:span text:style-name="T28">$${</text:span><text:span text:style-name="T25">customSettings.</text:span><text:span text:style-name="T26">FachNeu</text:span><text:span text:style-name="T25">.</text:span><text:span text:style-name="T26">Subject_defaulttext</text:span><text:span text:style-name="T27">|</text:span><text:span text:style-name="T29">Bitte beim Auftragsstart d</text:span><text:span text:style-name="T30">as neue Fach</text:span><text:span text:style-name="T29"> auswählen</text:span><text:span text:style-name="T28">}</text:span></text:p>
                  <text:p text:style-name="P29"><text:span text:style-name="T24"/></text:p>
                  <text:p text:style-name="P5">zugelassen sind.</text:p>
                  <text:p text:style-name="P4">Die Einschreibung wurde bereits vorgenommen. Das heißt, dass Sie im <text:span text:style-name="T10">$${period.Defaulttext}</text:span> in <text:span text:style-name="T13">diesem </text:span>Studien<text:span text:style-name="T13">gang</text:span> immatrikuliert sind.</text:p>
                  <text:p text:style-name="P4">Eine entsprechende Studienbescheinigung drucken Sie sich bitte über das Hochschulportal <text:span text:style-name="T16">im Studienservice </text:span>aus.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4" text:outline-level="3"/>
                </table:table-cell>
                <table:table-cell table:style-name="TabelleRequestsInnerePositiv.B3" office:value-type="string">
                  <text:p text:style-name="P23"/>
                </table:table-cell>
              </table:table-row>
              <table:table-row table:style-name="TabelleRequestsInnerePositiv.6">
                <table:table-cell table:style-name="TabelleRequestsInnerePositiv.A6" table:number-columns-spanned="2" office:value-type="string">
                  <text:h text:style-name="P36" text:outline-level="9"><text:span text:style-name="T16">Hinweis</text:span>:</text:h>
                  <text:p text:style-name="P13">$${customSettings.Comment| - }</text:p>
                </table:table-cell>
                <table:covered-table-cell/>
              </table:table-row>
            </table:table>
            <text:p text:style-name="P21"/>
          </table:table-cell>
        </table:table-row>
        <table:table-row table:style-name="positiv_24__24__7b_ROWCONTEXTS_3d_Requests_7d_.2">
          <table:table-cell table:style-name="positiv_24__24__7b_ROWCONTEXTS_3d_Requests_7d_.A2" office:value-type="string">
            <text:p text:style-name="P24">//</text:p>
          </table:table-cell>
        </table:table-row>
      </table:table>
      <text:p text:style-name="P14">//</text:p>
      <text:p text:style-name="P15">Zwischen den Tabellen</text:p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6"><office:annotation loext:resolved="false"><dc:creator>Unbekannter Autor</dc:creator><dc:date>2024-07-12T17:55:00.377000000</dc:date><text:p text:style-name="P37"><text:span text:style-name="T32">$if('$${ReasonableReqType.Description}' != 'Übergang Bachelor-Master' | ('$${ApprovalStatusValue.HiskeyId}' = '4001' | ApprovalStatusValue.Uniquename = 'S') | ('$${ProcessingStatusValue.Id}' = '25007' | '$${ProcessingStatusValue.Id}' = '25008') , skip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7">Es ist kein genehmigter Antrag „Wechsel von Bachelor zu Master“ vorhanden.</text:p>
                  <text:p text:style-name="P7">Wenn es solch einen Antrag gibt, ist der Student ggfs. noch nicht gespeichert.</text:p>
                  <text:p text:style-name="P7"/>
                  <text:p text:style-name="P8">Oder es gibt bereits einen abgelehnten Antrag.</text:p>
                  <text:p text:style-name="P11">Diesen dann ggfs. Stornieren.</text:p>
                  <text:p text:style-name="P8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9">Technische Informationen zu einem statt dessen gefundenen Antrag des Studenten <text:span text:style-name="T12">(ggfs. zur Fehlersuche)</text:span>:</text:p>
                  <text:p text:style-name="P10">ObjGuid: <text:s text:c="59"/>$${ObjGuid}</text:p>
                  <text:p text:style-name="P10">ReasonableReqType.RequestType.Id…. <text:s text:c="5"/>$${ReasonableReqType.RequestType.Id} - <text:span text:style-name="T14">$${ReasonableReqType.RequestType.Defaulttext}</text:span></text:p>
                  <text:p text:style-name="P10">ReasonableReqType.StatementOfFactId….<text:span text:style-name="T14">$</text:span>${ReasonableReqType.StatementOfFactId}</text:p>
                  <text:p text:style-name="P10">ApprovalStatusValue.Id…. <text:s text:c="29"/>$${ApprovalStatusValue.Id<text:span text:style-name="T11">} - </text:span><text:span text:style-name="T14">$${ApprovalStatusValue.Defaulttext}</text:span></text:p>
                  <text:p text:style-name="P12">Processi<text:span text:style-name="T15">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6"/>
                </table:table-cell>
              </table:table-row>
            </table:table>
            <text:p text:style-name="P25"/>
            <text:p text:style-name="P25"/>
          </table:table-cell>
        </table:table-row>
      </table:table>
      <text:p text:style-name="P16"/>
      <text:p text:style-name="P17">$#!report.var.tubaf.cm.stu.HinweisfeldRechtsbehelfsbelehrung</text:p>
      <text:p text:style-name="P19"/>
      <text:p text:style-name="P28">$-&gt;tubaf/stu/common/<text:span text:style-name="T22">bottomGreetingsWithClerk</text:span>.odt</text:p>
      <text:p text:style-name="P18"/>
      <text:p text:style-name="P20">$#!report.var.tubaf.cm.stu.disclaimer<text:span text:style-name="T31">Request</text:span><text:span text:style-name="T21">Short</text:span></text:p>
      <text:p text:style-name="P20">$#!report.var.tubaf.cm.stu.disclaimer<text:span text:style-name="T21">Shor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de" fo:country="DE" style:font-name-asian="Cambria Math" style:font-family-asian="'Cambria Math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3:07:51.937000000</dc:date>
    <meta:generator>LibreOffice/7.6.4.1$Windows_x86 LibreOffice_project/e19e193f88cd6c0525a17fb7a176ed8e6a3e2aa1</meta:generator>
    <meta:editing-duration>P12DT12H5M45S</meta:editing-duration>
    <meta:editing-cycles>652</meta:editing-cycles>
    <meta:document-statistic meta:table-count="4" meta:image-count="0" meta:object-count="0" meta:page-count="1" meta:paragraph-count="29" meta:word-count="148" meta:character-count="1856" meta:non-whitespace-character-count="1615"/>
  </office:meta>
</office:document-meta>
</file>